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1.635cm" svg:y="2.905cm">
          <text:p text:style-name="P1">Reset</text:p>
        </draw:ellipse>
        <draw:ellipse draw:style-name="gr1" draw:text-style-name="P1" xml:id="id2" draw:id="id2" draw:layer="layout" svg:width="5.08cm" svg:height="2.54cm" svg:x="24.495cm" svg:y="2.27cm">
          <text:p text:style-name="P1">Load Instruction</text:p>
          <text:p text:style-name="P1">Increase PC</text:p>
        </draw:ellipse>
        <draw:connector draw:style-name="gr2" draw:text-style-name="P1" draw:layer="layout" draw:type="curve" svg:x1="2.905cm" svg:y1="2.905cm" svg:x2="27.035cm" svg:y2="2.27cm" draw:start-shape="id1" draw:end-shape="id2" draw:end-glue-point="0" svg:d="m2905 2905c0-1704 24130-1386 24130-635">
          <text:p/>
        </draw:connector>
        <draw:ellipse draw:style-name="gr1" draw:text-style-name="P1" xml:id="id4" draw:id="id4" draw:layer="layout" svg:width="3.81cm" svg:height="2.54cm" svg:x="4.81cm" svg:y="9.89cm">
          <text:p text:style-name="P1">Call</text:p>
        </draw:ellipse>
        <draw:ellipse draw:style-name="gr1" draw:text-style-name="P1" xml:id="id5" draw:id="id5" draw:layer="layout" svg:width="3.81cm" svg:height="2.54cm" svg:x="9.89cm" svg:y="14.97cm">
          <text:p text:style-name="P1">Load</text:p>
        </draw:ellipse>
        <draw:ellipse draw:style-name="gr1" draw:text-style-name="P1" xml:id="id6" draw:id="id6" draw:layer="layout" svg:width="7.62cm" svg:height="4.445cm" svg:x="53.07cm" svg:y="5.445cm">
          <text:p text:style-name="P1">Instruction</text:p>
          <text:p text:style-name="P1">Decode</text:p>
          <text:p text:style-name="P1">Rdest → busA</text:p>
          <text:p text:style-name="P1">and</text:p>
          <text:p text:style-name="P1">Rdest → writeDest</text:p>
        </draw:ellipse>
        <draw:connector draw:style-name="gr2" draw:text-style-name="P1" draw:layer="layout" draw:type="curve" svg:x1="14.017cm" svg:y1="10.525cm" svg:x2="8.62cm" svg:y2="11.16cm" draw:start-shape="id3" draw:start-glue-point="2" draw:end-shape="id4" draw:end-glue-point="1" svg:d="m14017 10525c0 424-1799 635-5397 635">
          <text:p/>
        </draw:connector>
        <draw:connector draw:style-name="gr2" draw:text-style-name="P1" draw:layer="layout" draw:type="curve" svg:x1="14.017cm" svg:y1="10.525cm" svg:x2="11.795cm" svg:y2="14.97cm" draw:start-shape="id3" draw:end-shape="id5" draw:end-glue-point="0" svg:d="m14017 10525c0 3334-2222 1112-2222 4445">
          <text:p/>
        </draw:connector>
        <draw:connector draw:style-name="gr2" draw:text-style-name="P1" draw:layer="layout" draw:type="curve" svg:x1="29.575cm" svg:y1="3.54cm" svg:x2="56.88cm" svg:y2="5.445cm" draw:start-shape="id2" draw:start-glue-point="1" draw:end-shape="id6" draw:end-glue-point="0" svg:d="m29575 3540c18204 0 27305 635 27305 1905">
          <text:p/>
        </draw:connector>
        <draw:ellipse draw:style-name="gr1" draw:text-style-name="P1" xml:id="id7" draw:id="id7" draw:layer="layout" svg:width="3.81cm" svg:height="2.54cm" svg:x="1.635cm" svg:y="14.97cm">
          <text:p text:style-name="P1">Push ret</text:p>
          <text:p text:style-name="P1">address</text:p>
        </draw:ellipse>
        <draw:connector draw:style-name="gr2" draw:text-style-name="P1" draw:layer="layout" draw:type="curve" svg:x1="4.81cm" svg:y1="11.16cm" svg:x2="3.54cm" svg:y2="14.97cm" draw:start-shape="id4" draw:start-glue-point="3" draw:end-shape="id7" draw:end-glue-point="0" svg:d="m4810 11160c-847 0-1270 1270-1270 3810">
          <text:p/>
        </draw:connector>
        <draw:ellipse draw:style-name="gr1" draw:text-style-name="P1" xml:id="id8" draw:id="id8" draw:layer="layout" svg:width="3.81cm" svg:height="2.54cm" svg:x="2.905cm" svg:y="21.955cm">
          <text:p text:style-name="P1">Load target </text:p>
          <text:p text:style-name="P1">Into $PC</text:p>
        </draw:ellipse>
        <draw:connector draw:style-name="gr2" draw:text-style-name="P1" draw:layer="layout" draw:type="curve" svg:x1="3.54cm" svg:y1="17.51cm" svg:x2="4.81cm" svg:y2="21.955cm" draw:start-shape="id7" draw:start-glue-point="2" draw:end-shape="id8" svg:d="m3540 17510c0 3334 1270 1112 1270 4445">
          <text:p/>
        </draw:connector>
        <draw:connector draw:style-name="gr2" draw:text-style-name="P1" draw:layer="layout" draw:type="curve" svg:x1="4.81cm" svg:y1="24.495cm" svg:x2="27.035cm" svg:y2="4.81cm" draw:start-shape="id8" draw:start-glue-point="2" draw:end-shape="id2" svg:d="m4810 24495c0 751 22225 10594 22225-19685">
          <text:p/>
        </draw:connector>
        <draw:ellipse draw:style-name="gr1" draw:text-style-name="P1" xml:id="id9" draw:id="id9" draw:layer="layout" svg:width="4.445cm" svg:height="3.175cm" svg:x="9.89cm" svg:y="18.78cm">
          <text:p text:style-name="P1">Send load</text:p>
          <text:p text:style-name="P1">addr to mem</text:p>
          <text:p text:style-name="P1">ctrl</text:p>
        </draw:ellipse>
        <draw:connector draw:style-name="gr2" draw:text-style-name="P1" draw:layer="layout" draw:type="curve" svg:x1="11.795cm" svg:y1="17.51cm" svg:x2="12.112cm" svg:y2="18.78cm" draw:start-shape="id5" draw:start-glue-point="2" draw:end-shape="id9" svg:d="m11795 17510c0 952 317 318 317 1270">
          <text:p/>
        </draw:connector>
        <draw:ellipse draw:style-name="gr1" draw:text-style-name="P1" xml:id="id3" draw:id="id3" draw:layer="layout" svg:width="4.445cm" svg:height="2.54cm" svg:x="11.795cm" svg:y="7.985cm">
          <text:p text:style-name="P1">Special </text:p>
          <text:p text:style-name="P1">Decode</text:p>
        </draw:ellipse>
        <draw:connector draw:style-name="gr2" draw:text-style-name="P1" draw:layer="layout" draw:type="curve" svg:x1="24.495cm" svg:y1="3.54cm" svg:x2="14.017cm" svg:y2="7.985cm" draw:start-shape="id2" draw:start-glue-point="3" draw:end-shape="id3" draw:end-glue-point="0" svg:d="m24495 3540c-6986 0-10478 1481-10478 4445">
          <text:p/>
        </draw:connector>
        <draw:connector draw:style-name="gr2" draw:text-style-name="P1" draw:layer="layout" draw:type="curve" svg:x1="12.112cm" svg:y1="21.955cm" svg:x2="27.035cm" svg:y2="4.81cm" draw:start-shape="id9" draw:start-glue-point="2" draw:end-shape="id2" draw:end-glue-point="2" svg:d="m12112 21955c0 751 14923 9324 14923-17145">
          <text:p/>
        </draw:connector>
        <draw:ellipse draw:style-name="gr1" draw:text-style-name="P1" xml:id="id10" draw:id="id10" draw:layer="layout" svg:width="3.175cm" svg:height="1.905cm" svg:x="18.145cm" svg:y="11.16cm">
          <text:p text:style-name="P1">Store</text:p>
        </draw:ellipse>
        <draw:connector draw:style-name="gr2" draw:text-style-name="P1" draw:layer="layout" draw:type="curve" svg:x1="14.017cm" svg:y1="10.525cm" svg:x2="18.145cm" svg:y2="12.112cm" draw:start-shape="id3" draw:start-glue-point="2" draw:end-shape="id10" draw:end-glue-point="3" svg:d="m14017 10525c0 1058 1376 1587 4128 1587">
          <text:p/>
        </draw:connector>
        <draw:ellipse draw:style-name="gr1" draw:text-style-name="P1" xml:id="id11" draw:id="id11" draw:layer="layout" svg:width="4.445cm" svg:height="3.175cm" svg:x="15.605cm" svg:y="16.24cm">
          <text:p text:style-name="P1">Send strore</text:p>
          <text:p text:style-name="P1">addr to mem</text:p>
          <text:p text:style-name="P1">ctrl</text:p>
        </draw:ellipse>
        <draw:connector draw:style-name="gr2" draw:text-style-name="P1" draw:layer="layout" draw:type="curve" svg:x1="19.732cm" svg:y1="13.065cm" svg:x2="17.827cm" svg:y2="16.24cm" draw:start-shape="id10" draw:start-glue-point="2" draw:end-shape="id11" draw:end-glue-point="0" svg:d="m19732 13065c0 2382-1905 795-1905 3175">
          <text:p/>
        </draw:connector>
        <draw:connector draw:style-name="gr2" draw:text-style-name="P1" draw:layer="layout" draw:type="curve" svg:x1="17.827cm" svg:y1="19.415cm" svg:x2="27.035cm" svg:y2="4.81cm" draw:start-shape="id11" draw:start-glue-point="2" draw:end-shape="id2" draw:end-glue-point="2" svg:d="m17827 19415c0 751 9208 8054 9208-14605">
          <text:p/>
        </draw:connector>
        <draw:ellipse draw:style-name="gr1" draw:text-style-name="P1" xml:id="id12" draw:id="id12" draw:layer="layout" svg:width="4.445cm" svg:height="2.54cm" svg:x="50.53cm" svg:y="11.16cm">
          <text:p text:style-name="P1">Imm → busA</text:p>
        </draw:ellipse>
        <draw:ellipse draw:style-name="gr1" draw:text-style-name="P1" xml:id="id13" draw:id="id13" draw:layer="layout" svg:width="4.445cm" svg:height="2.54cm" svg:x="58.785cm" svg:y="11.16cm">
          <text:p text:style-name="P1">Reg → busB</text:p>
        </draw:ellipse>
        <draw:connector draw:style-name="gr2" draw:text-style-name="P1" draw:layer="layout" draw:type="curve" svg:x1="56.88cm" svg:y1="9.89cm" svg:x2="52.752cm" svg:y2="11.16cm" draw:start-shape="id6" draw:start-glue-point="2" draw:end-shape="id12" draw:end-glue-point="0" svg:d="m56880 9890c0 952-4128 318-4128 1270">
          <text:p/>
        </draw:connector>
        <draw:connector draw:style-name="gr2" draw:text-style-name="P1" draw:layer="layout" draw:type="curve" svg:x1="56.88cm" svg:y1="9.89cm" svg:x2="61.007cm" svg:y2="11.16cm" draw:start-shape="id6" draw:start-glue-point="2" draw:end-shape="id13" draw:end-glue-point="0" svg:d="m56880 9890c0 952 4127 318 4127 1270">
          <text:p/>
        </draw:connector>
        <draw:ellipse draw:style-name="gr1" draw:text-style-name="P1" xml:id="id14" draw:id="id14" draw:layer="layout" svg:width="4.445cm" svg:height="2.54cm" svg:x="54.34cm" svg:y="15.605cm">
          <text:p text:style-name="P1">Operation Type</text:p>
        </draw:ellipse>
        <draw:connector draw:style-name="gr2" draw:text-style-name="P1" draw:layer="layout" draw:type="curve" svg:x1="52.752cm" svg:y1="13.7cm" svg:x2="56.562cm" svg:y2="15.605cm" draw:start-shape="id12" draw:start-glue-point="2" draw:end-shape="id14" draw:end-glue-point="0" svg:d="m52752 13700c0 1429 3810 477 3810 1905">
          <text:p/>
        </draw:connector>
        <draw:connector draw:style-name="gr2" draw:text-style-name="P1" draw:layer="layout" draw:type="curve" svg:x1="61.007cm" svg:y1="13.7cm" svg:x2="56.562cm" svg:y2="15.605cm" draw:start-shape="id13" draw:start-glue-point="2" draw:end-shape="id14" draw:end-glue-point="0" svg:d="m61007 13700c0 1429-4445 477-4445 1905">
          <text:p/>
        </draw:connector>
        <draw:ellipse draw:style-name="gr1" draw:text-style-name="P1" xml:id="id15" draw:id="id15" draw:layer="layout" svg:width="3.81cm" svg:height="2.54cm" svg:x="35.29cm" svg:y="9.255cm">
          <text:p text:style-name="P1">ALU</text:p>
        </draw:ellipse>
        <draw:ellipse draw:style-name="gr1" draw:text-style-name="P1" xml:id="id16" draw:id="id16" draw:layer="layout" svg:width="3.81cm" svg:height="2.54cm" svg:x="70.215cm" svg:y="18.78cm">
          <text:p text:style-name="P1">Branch</text:p>
        </draw:ellipse>
        <draw:ellipse draw:style-name="gr1" draw:text-style-name="P1" xml:id="id17" draw:id="id17" draw:layer="layout" svg:width="3.81cm" svg:height="2.54cm" svg:x="47.355cm" svg:y="18.145cm">
          <text:p text:style-name="P1">Multiply</text:p>
        </draw:ellipse>
        <draw:connector draw:style-name="gr2" draw:text-style-name="P1" draw:layer="layout" draw:type="curve" svg:x1="54.34cm" svg:y1="16.875cm" svg:x2="39.1cm" svg:y2="10.525cm" draw:start-shape="id14" draw:end-shape="id15" svg:d="m54340 16875c-11430 0-3810-6350-15240-6350">
          <text:p/>
        </draw:connector>
        <draw:connector draw:style-name="gr2" draw:text-style-name="P1" draw:layer="layout" draw:type="curve" svg:x1="58.785cm" svg:y1="16.875cm" svg:x2="72.12cm" svg:y2="18.78cm" draw:start-shape="id14" draw:start-glue-point="1" draw:end-shape="id16" draw:end-glue-point="0" svg:d="m58785 16875c8890 0 13335 635 13335 1905">
          <text:p/>
        </draw:connector>
        <draw:connector draw:style-name="gr2" draw:text-style-name="P1" draw:layer="layout" draw:type="curve" svg:x1="54.34cm" svg:y1="16.875cm" svg:x2="49.26cm" svg:y2="18.145cm" draw:start-shape="id14" draw:start-glue-point="3" draw:end-shape="id17" draw:end-glue-point="0" svg:d="m54340 16875c-3387 0-5080 423-5080 1270">
          <text:p/>
        </draw:connector>
        <draw:ellipse draw:style-name="gr1" draw:text-style-name="P1" xml:id="id18" draw:id="id18" draw:layer="layout" svg:width="5.08cm" svg:height="2.54cm" svg:x="58.785cm" svg:y="19.415cm">
          <text:p text:style-name="P1">Mov</text:p>
        </draw:ellipse>
        <draw:connector draw:style-name="gr2" draw:text-style-name="P1" draw:layer="layout" draw:type="curve" svg:x1="56.562cm" svg:y1="18.145cm" svg:x2="61.325cm" svg:y2="19.415cm" draw:start-shape="id14" draw:start-glue-point="2" draw:end-shape="id18" svg:d="m56562 18145c0 952 4763 318 4763 1270">
          <text:p/>
        </draw:connector>
        <draw:ellipse draw:style-name="gr1" draw:text-style-name="P1" xml:id="id19" draw:id="id19" draw:layer="layout" svg:width="5.08cm" svg:height="1.905cm" svg:x="34.02cm" svg:y="13.7cm">
          <text:p text:style-name="P1">ALUOp decode</text:p>
        </draw:ellipse>
        <draw:connector draw:style-name="gr2" draw:text-style-name="P1" draw:layer="layout" draw:type="curve" svg:x1="37.195cm" svg:y1="11.795cm" svg:x2="36.56cm" svg:y2="13.7cm" draw:start-shape="id15" draw:start-glue-point="2" draw:end-shape="id19" svg:d="m37195 11795c0 1429-635 477-635 1905">
          <text:p/>
        </draw:connector>
        <draw:ellipse draw:style-name="gr1" draw:text-style-name="P1" xml:id="id20" draw:id="id20" draw:layer="layout" svg:width="4.445cm" svg:height="1.905cm" svg:x="36.56cm" svg:y="18.145cm">
          <text:p text:style-name="P1">Write to dest</text:p>
        </draw:ellipse>
        <draw:connector draw:style-name="gr2" draw:text-style-name="P1" draw:layer="layout" draw:type="curve" svg:x1="36.56cm" svg:y1="15.605cm" svg:x2="38.782cm" svg:y2="18.145cm" draw:start-shape="id19" draw:start-glue-point="2" draw:end-shape="id20" svg:d="m36560 15605c0 1905 2222 635 2222 2540">
          <text:p/>
        </draw:connector>
        <draw:ellipse draw:style-name="gr1" draw:text-style-name="P1" xml:id="id21" draw:id="id21" draw:layer="layout" svg:width="4.445cm" svg:height="1.905cm" svg:x="31.48cm" svg:y="18.145cm">
          <text:p text:style-name="P1">Do not write</text:p>
        </draw:ellipse>
        <draw:connector draw:style-name="gr2" draw:text-style-name="P1" draw:layer="layout" draw:type="curve" svg:x1="36.56cm" svg:y1="15.605cm" svg:x2="33.702cm" svg:y2="18.145cm" draw:start-shape="id19" draw:start-glue-point="2" draw:end-shape="id21" svg:d="m36560 15605c0 1905-2858 635-2858 2540">
          <text:p/>
        </draw:connector>
        <draw:connector draw:style-name="gr2" draw:text-style-name="P1" draw:layer="layout" draw:type="curve" svg:x1="38.782cm" svg:y1="20.05cm" svg:x2="27.035cm" svg:y2="4.81cm" draw:start-shape="id20" draw:start-glue-point="2" draw:end-shape="id2" draw:end-glue-point="2" svg:d="m38782 20050c0 751-11747 8371-11747-15240">
          <text:p/>
        </draw:connector>
        <draw:connector draw:style-name="gr2" draw:text-style-name="P1" draw:layer="layout" draw:type="curve" svg:x1="33.702cm" svg:y1="20.05cm" svg:x2="27.035cm" svg:y2="4.81cm" draw:start-shape="id21" draw:start-glue-point="2" draw:end-shape="id2" draw:end-glue-point="2" svg:d="m33702 20050c0 751-6667 8371-6667-15240">
          <text:p/>
        </draw:connector>
        <draw:ellipse draw:style-name="gr1" draw:text-style-name="P1" xml:id="id22" draw:id="id22" draw:layer="layout" svg:width="3.81cm" svg:height="1.905cm" svg:x="42.91cm" svg:y="25.13cm">
          <text:p text:style-name="P1">TBD</text:p>
        </draw:ellipse>
        <draw:connector draw:style-name="gr2" draw:text-style-name="P1" draw:layer="layout" draw:type="curve" svg:x1="49.26cm" svg:y1="20.685cm" svg:x2="44.815cm" svg:y2="25.13cm" draw:start-shape="id17" draw:start-glue-point="2" draw:end-shape="id22" draw:end-glue-point="0" svg:d="m49260 20685c0 3334-4445 1112-4445 4445">
          <text:p/>
        </draw:connector>
        <draw:ellipse draw:style-name="gr1" draw:text-style-name="P1" xml:id="id25" draw:id="id25" draw:layer="layout" svg:width="3.175cm" svg:height="1.905cm" svg:x="54.34cm" svg:y="24.495cm">
          <text:p text:style-name="P1">movt</text:p>
        </draw:ellipse>
        <draw:ellipse draw:style-name="gr1" draw:text-style-name="P1" xml:id="id23" draw:id="id23" draw:layer="layout" svg:width="3.175cm" svg:height="1.905cm" svg:x="59.42cm" svg:y="25.13cm">
          <text:p text:style-name="P1">movf</text:p>
        </draw:ellipse>
        <draw:ellipse draw:style-name="gr1" draw:text-style-name="P1" xml:id="id24" draw:id="id24" draw:layer="layout" svg:width="3.175cm" svg:height="1.905cm" svg:x="64.5cm" svg:y="24.495cm">
          <text:p text:style-name="P1">movr</text:p>
        </draw:ellipse>
        <draw:connector draw:style-name="gr2" draw:text-style-name="P1" draw:layer="layout" draw:type="curve" svg:x1="61.325cm" svg:y1="21.955cm" svg:x2="61.007cm" svg:y2="25.13cm" draw:start-shape="id18" draw:start-glue-point="2" draw:end-shape="id23" svg:d="m61325 21955c0 2382-318 795-318 3175">
          <text:p/>
        </draw:connector>
        <draw:connector draw:style-name="gr2" draw:text-style-name="P1" draw:layer="layout" draw:type="curve" svg:x1="61.325cm" svg:y1="21.955cm" svg:x2="66.087cm" svg:y2="24.495cm" draw:start-shape="id18" draw:start-glue-point="2" draw:end-shape="id24" svg:d="m61325 21955c0 1905 4762 635 4762 2540">
          <text:p/>
        </draw:connector>
        <draw:connector draw:style-name="gr2" draw:text-style-name="P1" draw:layer="layout" draw:type="curve" svg:x1="61.325cm" svg:y1="21.955cm" svg:x2="55.927cm" svg:y2="24.495cm" draw:start-shape="id18" draw:start-glue-point="2" draw:end-shape="id25" svg:d="m61325 21955c0 1905-5398 635-5398 2540">
          <text:p/>
        </draw:connector>
        <draw:ellipse draw:style-name="gr1" draw:text-style-name="P1" xml:id="id26" draw:id="id26" draw:layer="layout" svg:width="4.445cm" svg:height="1.905cm" svg:x="51.8cm" svg:y="28.94cm">
          <text:p text:style-name="P1">BusA → addr</text:p>
          <text:p text:style-name="P1">Busb → val</text:p>
        </draw:ellipse>
        <draw:connector draw:style-name="gr2" draw:text-style-name="P1" draw:layer="layout" draw:type="curve" svg:x1="55.927cm" svg:y1="26.4cm" svg:x2="54.022cm" svg:y2="28.94cm" draw:start-shape="id25" draw:start-glue-point="2" draw:end-shape="id26" draw:end-glue-point="0" svg:d="m55927 26400c0 1905-1905 635-1905 2540">
          <text:p/>
        </draw:connector>
        <draw:ellipse draw:style-name="gr1" draw:text-style-name="P1" xml:id="id27" draw:id="id27" draw:layer="layout" svg:width="5.715cm" svg:height="3.175cm" svg:x="57.515cm" svg:y="28.305cm">
          <text:p text:style-name="P1">Enable Write</text:p>
          <text:p text:style-name="P1">Enable mem read</text:p>
          <text:p text:style-name="P1">Busb → addr</text:p>
        </draw:ellipse>
        <draw:connector draw:style-name="gr2" draw:text-style-name="P1" draw:layer="layout" draw:type="curve" svg:x1="61.007cm" svg:y1="27.035cm" svg:x2="60.372cm" svg:y2="28.305cm" draw:start-shape="id23" draw:start-glue-point="2" draw:end-shape="id27" svg:d="m61007 27035c0 952-635 318-635 1270">
          <text:p/>
        </draw:connector>
        <draw:ellipse draw:style-name="gr1" draw:text-style-name="P1" xml:id="id28" draw:id="id28" draw:layer="layout" svg:width="6.35cm" svg:height="2.54cm" svg:x="63.865cm" svg:y="28.94cm">
          <text:p text:style-name="P1">BusB → WriteBus</text:p>
          <text:p text:style-name="P1">Enable Write</text:p>
        </draw:ellipse>
        <draw:connector draw:style-name="gr2" draw:text-style-name="P1" draw:layer="layout" draw:type="curve" svg:x1="66.087cm" svg:y1="26.4cm" svg:x2="67.04cm" svg:y2="28.94cm" draw:start-shape="id24" draw:start-glue-point="2" draw:end-shape="id28" svg:d="m66087 26400c0 1905 953 635 953 2540">
          <text:p/>
        </draw:connector>
        <draw:connector draw:style-name="gr2" draw:text-style-name="P1" draw:layer="layout" draw:type="curve" svg:x1="54.022cm" svg:y1="30.845cm" svg:x2="27.035cm" svg:y2="4.81cm" draw:start-shape="id26" draw:start-glue-point="2" draw:end-shape="id2" draw:end-glue-point="2" svg:d="m54022 30845c0 751-26987 13769-26987-26035">
          <text:p/>
        </draw:connector>
        <draw:connector draw:style-name="gr2" draw:text-style-name="P1" draw:layer="layout" draw:type="curve" svg:x1="60.372cm" svg:y1="31.48cm" svg:x2="27.035cm" svg:y2="4.81cm" draw:start-shape="id27" draw:start-glue-point="2" draw:end-shape="id2" draw:end-glue-point="2" svg:d="m60372 31480c0 751-33337 14086-33337-26670">
          <text:p/>
        </draw:connector>
        <draw:connector draw:style-name="gr2" draw:text-style-name="P1" draw:layer="layout" draw:type="curve" svg:x1="67.04cm" svg:y1="31.48cm" svg:x2="27.035cm" svg:y2="4.81cm" draw:start-shape="id28" draw:start-glue-point="2" draw:end-shape="id2" draw:end-glue-point="2" svg:d="m67040 31480c0 751-40005 14086-40005-26670">
          <text:p/>
        </draw:connector>
        <draw:frame draw:style-name="gr3" draw:text-style-name="P2" draw:layer="layout" svg:width="0.502cm" svg:height="1.187cm" svg:x="63.65cm" svg:y="21.661cm">
          <draw:text-box>
            <text:p/>
          </draw:text-box>
        </draw:frame>
        <draw:custom-shape draw:style-name="gr4" draw:text-style-name="P1" xml:id="id29" draw:id="id29" draw:layer="layout" svg:width="3.81cm" svg:height="2.54cm" svg:x="70.85cm" svg:y="25.13cm">
          <text:p text:style-name="P1">Test</text:p>
          <text:p text:style-name="P1">fl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3.81cm" svg:height="2.54cm" svg:x="70.215cm" svg:y="32.75cm">
          <text:p text:style-name="P1">Add BusA</text:p>
          <text:p text:style-name="P1">To PC if</text:p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2.12cm" svg:y1="21.32cm" svg:x2="72.755cm" svg:y2="25.13cm" draw:start-shape="id16" draw:end-shape="id29" svg:d="m72120 21320c0 2857 635 953 635 3810">
          <text:p/>
        </draw:connector>
        <draw:connector draw:style-name="gr2" draw:text-style-name="P1" draw:layer="layout" draw:type="curve" svg:x1="72.755cm" svg:y1="27.67cm" svg:x2="72.12cm" svg:y2="32.75cm" draw:start-shape="id29" draw:end-shape="id30" svg:d="m72755 27670c0 3810-635 1270-635 5080">
          <text:p/>
        </draw:connector>
        <draw:connector draw:style-name="gr2" draw:text-style-name="P1" draw:layer="layout" draw:type="curve" svg:x1="72.12cm" svg:y1="35.29cm" svg:x2="27.035cm" svg:y2="4.81cm" draw:start-shape="id30" draw:start-glue-point="8" draw:end-shape="id2" draw:end-glue-point="2" svg:d="m72120 35290c0 751-45085 15991-45085-304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6T14:49:46</dc:date>
    <dc:creator>Daniel Blakemore</dc:creator>
    <meta:editing-duration>PT2H36M6S</meta:editing-duration>
    <meta:editing-cycles>10</meta:editing-cycles>
    <meta:generator>OpenOffice.org/3.3$Unix OpenOffice.org_project/330m20$Build-9567</meta:generator>
    <meta:document-statistic meta:object-count="70"/>
  </office:meta>
</office:document-meta>
</file>